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center" style:justify-single-word="false"/>
      <style:text-properties officeooo:rsid="00003a32" officeooo:paragraph-rsid="00003a32"/>
    </style:style>
    <style:style style:name="P3" style:family="paragraph" style:parent-style-name="Text_20_body" style:list-style-name="L1">
      <style:paragraph-properties fo:margin-top="0in" fo:margin-bottom="0in" loext:contextual-spacing="false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sk_List_Module_6</text:p>
      <text:p text:style-name="P2"/>
      <text:p text:style-name="Text_20_body">Write a Python program to perform the following tasks:</text:p>
      <text:list xml:id="list4985894018546344632" text:style-name="L1">
        <text:list-item>
          <text:p text:style-name="P3">Receive a filename from the user, open the text file for reading, and read the file. </text:p>
        </text:list-item>
        <text:list-item>
          <text:p text:style-name="P3">Count the sentences in the text file. </text:p>
        </text:list-item>
        <text:list-item>
          <text:p text:style-name="P3">Count the number of words in the text file. </text:p>
        </text:list-item>
        <text:list-item>
          <text:p text:style-name="P1">Print these two values with appropriate labels as a result of running the program. </text:p>
        </text:list-item>
      </text:list>
      <text:p text:style-name="Text_20_body">Use the this <text:a xlink:type="simple" xlink:href="https://learn.snhu.edu/content/enforced/137793-IT-697-X2373-OL-TRAD-GR.18TW2/TextFile.txt?_&amp;d2lSessionVal=GucFKd57FLpH3nRUvXMSExwGO&amp;ou=137793" office:target-frame-name="_blank" xlink:show="new" text:style-name="Internet_20_link" text:visited-style-name="Visited_20_Internet_20_Link">file</text:a> for your program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1:54:30.822602706</meta:creation-date>
    <dc:date>2019-01-28T11:56:07.683415344</dc:date>
    <meta:editing-duration>PT1M37S</meta:editing-duration>
    <meta:editing-cycles>1</meta:editing-cycles>
    <meta:document-statistic meta:table-count="0" meta:image-count="0" meta:object-count="0" meta:page-count="1" meta:paragraph-count="7" meta:word-count="67" meta:character-count="365" meta:non-whitespace-character-count="305"/>
    <meta:generator>LibreOffice/5.1.6.2$Linux_X86_64 LibreOffice_project/10m0$Build-2</meta:generator>
  </office:meta>
</office:document-meta>
</file>